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0 to 127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0 to 127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0 to 127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 current 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ki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5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80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1">00/00/0000</text:date>, <text:time style:data-style-name="N2" text:time-value="12:29:14.9978455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7-01T16:37:33.467233053</dc:date>
    <meta:editing-duration>P5DT1H24M24S</meta:editing-duration>
    <meta:editing-cycles>366</meta:editing-cycles>
    <meta:generator>LibreOffice/5.2.7.2$Linux_X86_64 LibreOffice_project/20m0$Build-2</meta:generator>
    <meta:document-statistic meta:table-count="1" meta:cell-count="4120" meta:object-count="0"/>
  </office:meta>
</office:document-meta>
</file>